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たぬき油性マジック" svg:font-family="たぬき油性マジック" style:font-pitch="variable"/>
    <style:font-face style:name="ふい字" svg:font-family="ふい字" style:font-pitch="variable"/>
    <style:font-face style:name="ゆな字" svg:font-family="ゆな字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svg:stroke-color="#000000" draw:marker-start-width="0.227cm" draw:marker-end-width="0.227cm" draw:fill="solid" draw:fill-color="#000000" draw:textarea-horizontal-align="justify" draw:textarea-vertical-align="middle" draw:auto-grow-height="false" fo:min-height="0cm" fo:min-width="4.726cm" fo:padding-top="0.134cm" fo:padding-bottom="0.134cm" fo:padding-left="0.259cm" fo:padding-right="0.259cm" draw:shadow="hidden"/>
    </style:style>
    <style:style style:name="gr2" style:family="graphic" style:parent-style-name="standard">
      <style:graphic-properties draw:stroke="none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3" style:family="graphic" style:parent-style-name="standard">
      <style:graphic-properties draw:stroke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="線の終点_20_1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draw:marker-start-width="0.321cm" draw:marker-end="線の終点_20_1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35cm" draw:marker-start-width="0.252cm" draw:marker-end-width="0.252cm" draw:fill-color="#c5cae9" draw:opacity="76%" draw:textarea-horizontal-align="justify" draw:textarea-vertical-align="middle" draw:auto-grow-height="false" fo:min-height="0.412cm" fo:min-width="2.244cm" fo:padding-top="0.142cm" fo:padding-bottom="0.142cm" fo:padding-left="0.267cm" fo:padding-right="0.267cm" fo:wrap-option="wrap"/>
      <style:paragraph-properties style:writing-mode="lr-tb"/>
    </style:style>
    <style:style style:name="gr9" style:family="graphic" style:parent-style-name="standard">
      <style:graphic-properties svg:stroke-width="0.035cm" draw:marker-start-width="0.252cm" draw:marker-end-width="0.252cm" draw:fill-color="#c5cae9" draw:opacity="72%" draw:textarea-horizontal-align="justify" draw:textarea-vertical-align="middle" draw:auto-grow-height="false" fo:min-height="0.046cm" fo:min-width="2.383cm" fo:padding-top="0.142cm" fo:padding-bottom="0.142cm" fo:padding-left="0.267cm" fo:padding-right="0.267cm" fo:wrap-option="wrap"/>
      <style:paragraph-properties style:writing-mode="lr-tb"/>
    </style:style>
    <style:style style:name="gr10" style:family="graphic" style:parent-style-name="standard" style:list-style-name="L1">
      <style:graphic-properties svg:stroke-width="0.035cm" draw:marker-start-width="0.252cm" draw:marker-end-width="0.252cm" draw:fill-color="#c5cae9" draw:opacity="79%" draw:textarea-horizontal-align="justify" draw:textarea-vertical-align="middle" draw:auto-grow-height="false" fo:min-height="0.412cm" fo:min-width="2.152cm" fo:padding-top="0.142cm" fo:padding-bottom="0.142cm" fo:padding-left="0.267cm" fo:padding-right="0.267cm" fo:wrap-option="wrap"/>
      <style:paragraph-properties style:writing-mode="lr-tb"/>
    </style:style>
    <style:style style:name="gr11" style:family="graphic" style:parent-style-name="standard">
      <style:graphic-properties svg:stroke-width="0.053cm" draw:marker-start-width="0.279cm" draw:marker-end-width="0.279cm" draw:fill-color="#9fa8da" draw:textarea-horizontal-align="justify" draw:textarea-vertical-align="middle" draw:auto-grow-height="false" fo:min-height="0.03cm" fo:min-width="0.626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draw:marker-start-width="0.279cm" draw:marker-end-width="0.279cm" draw:fill-color="#c5cae9" draw:textarea-horizontal-align="justify" draw:textarea-vertical-align="middle" draw:auto-grow-height="false" fo:min-height="0.03cm" fo:min-width="0.252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84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285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ふい字" fo:font-size="9pt" fo:font-weight="bold" style:font-name-asian="ふい字" style:font-size-asian="9pt" style:font-weight-asian="bold" style:font-size-complex="9pt" style:font-weight-complex="bold"/>
    </style:style>
    <style:style style:name="P5" style:family="paragraph">
      <loext:graphic-properties draw:fill-color="#c5cae9" draw:opacity="76%"/>
      <style:paragraph-properties fo:text-align="center" style:writing-mode="lr-tb"/>
      <style:text-properties style:font-name="ふい字" fo:font-size="9pt" fo:font-weight="bold" style:font-name-asian="ふい字" style:font-size-asian="9pt" style:font-weight-asian="bold" style:font-size-complex="9pt" style:font-weight-complex="bold"/>
    </style:style>
    <style:style style:name="P6" style:family="paragraph">
      <loext:graphic-properties draw:fill-color="#c5cae9" draw:opacity="72%"/>
      <style:paragraph-properties fo:text-align="center" style:writing-mode="lr-tb"/>
      <style:text-properties style:font-name="ふい字" fo:font-size="9pt" fo:font-weight="bold" style:font-name-asian="ふい字" style:font-size-asian="9pt" style:font-weight-asian="bold" style:font-size-complex="9pt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ふい字" fo:font-size="9pt" fo:font-weight="bold" style:font-name-asian="ふい字" style:font-size-asian="9pt" style:font-weight-asian="bold" style:font-size-complex="9pt" style:font-weight-complex="bold"/>
    </style:style>
    <style:style style:name="P8" style:family="paragraph">
      <loext:graphic-properties draw:fill-color="#c5cae9" draw:opacity="79%"/>
      <style:paragraph-properties fo:margin-left="0cm" fo:margin-right="0cm" fo:margin-top="0cm" fo:margin-bottom="0cm" fo:line-height="100%" fo:text-align="center" fo:text-indent="0cm" style:writing-mode="lr-tb"/>
      <style:text-properties style:font-name="ふい字" fo:font-size="9pt" fo:font-weight="bold" style:font-name-asian="ふい字" style:font-size-asian="9pt" style:font-weight-asian="bold" style:font-size-complex="9pt" style:font-weight-complex="bold"/>
    </style:style>
    <style:style style:name="P9" style:family="paragraph">
      <style:paragraph-properties fo:text-align="center" style:writing-mode="lr-tb"/>
      <style:text-properties fo:color="#1a237e" loext:opacity="100%" style:font-name="ふい字" fo:font-size="8pt" fo:font-weight="bold" style:font-name-asian="ふい字" style:font-size-asian="8pt" style:font-weight-asian="bold" style:font-size-complex="8pt" style:font-weight-complex="bold"/>
    </style:style>
    <style:style style:name="P10" style:family="paragraph">
      <loext:graphic-properties draw:fill-color="#9fa8da"/>
      <style:paragraph-properties fo:text-align="center" style:writing-mode="lr-tb"/>
      <style:text-properties fo:color="#1a237e" loext:opacity="100%" style:font-name="ふい字" fo:font-size="8pt" fo:font-weight="bold" style:font-name-asian="ふい字" style:font-size-asian="8pt" style:font-weight-asian="bold" style:font-size-complex="8pt" style:font-weight-complex="bold"/>
    </style:style>
    <style:style style:name="P11" style:family="paragraph">
      <loext:graphic-properties draw:fill-color="#c5cae9"/>
      <style:paragraph-properties fo:text-align="center" style:writing-mode="lr-tb"/>
      <style:text-properties fo:color="#1a237e" loext:opacity="100%" style:font-name="ふい字" fo:font-size="8pt" fo:font-weight="bold" style:font-name-asian="ふい字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たぬき油性マジック" fo:font-size="12pt" style:font-name-asian="たぬき油性マジック" style:font-size-asian="12pt" style:font-size-complex="12pt"/>
    </style:style>
    <style:style style:name="P13" style:family="paragraph"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ゆな字" fo:font-size="9pt" fo:font-weight="bold" style:font-name-asian="ゆな字" style:font-size-asian="9pt" style:font-weight-asian="bold" style:font-size-complex="9pt" style:font-weight-complex="bold"/>
    </style:style>
    <style:style style:name="T1" style:family="text">
      <style:text-properties style:font-name="ふい字" fo:font-size="9pt" fo:font-weight="bold" fo:background-color="#ffff00" style:font-name-asian="ふい字" style:font-size-asian="9pt" style:font-weight-asian="bold" style:font-size-complex="9pt" style:font-weight-complex="bold"/>
    </style:style>
    <style:style style:name="T2" style:family="text">
      <style:text-properties style:font-name="ふい字" fo:font-size="9pt" fo:font-weight="bold" style:font-name-asian="ふい字" style:font-size-asian="9pt" style:font-weight-asian="bold" style:font-size-complex="9pt" style:font-weight-complex="bold"/>
    </style:style>
    <style:style style:name="T3" style:family="text">
      <style:text-properties fo:color="#1a237e" loext:opacity="100%" style:font-name="ふい字" fo:font-size="8pt" fo:font-weight="bold" style:font-name-asian="ふい字" style:font-size-asian="8pt" style:font-weight-asian="bold" style:font-size-complex="8pt" style:font-weight-complex="bold"/>
    </style:style>
    <style:style style:name="T4" style:family="text">
      <style:text-properties style:font-name="たぬき油性マジック" fo:font-size="12pt" style:font-name-asian="たぬき油性マジック" style:font-size-asian="12pt" style:font-size-complex="12pt"/>
    </style:style>
    <style:style style:name="T5" style:family="text">
      <style:text-properties style:font-name="ゆな字" fo:font-size="9pt" fo:font-weight="bold" style:font-name-asian="ゆな字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path draw:style-name="gr1" draw:text-style-name="P1" draw:layer="layout" svg:width="2.249cm" svg:height="0.107cm" svg:x="1.8cm" svg:y="0.148cm" svg:viewBox="0 0 2250 108" svg:d="M18 0c-3 0-6 1-9 2-3 2-5 4-7 7-1 3-2 6-2 9 0 24 0 48 0 72 0 3 1 6 2 9 2 2 4 5 7 6 3 2 6 3 9 3 738 0 1476 0 2214 0 3 0 6-1 9-3 2-1 5-4 6-6 2-3 3-6 3-9-1-24-1-48-1-72h1c0-3-1-6-3-9-1-3-4-5-6-7-3-1-6-2-9-2-738 0-1476 0-2214 0z">
            <text:p/>
          </draw:path>
          <draw:path draw:style-name="gr1" draw:text-style-name="P1" draw:layer="layout" svg:width="2.249cm" svg:height="0.107cm" svg:x="1.8cm" svg:y="1.792cm" svg:viewBox="0 0 2250 108" svg:d="M18 0c-3 0-6 1-9 2-3 2-5 4-7 7-1 3-2 6-2 9 0 24 0 48 0 72 0 3 1 6 2 9 2 2 4 5 7 6 3 2 6 3 9 3 738 0 1476 0 2214 0 3 0 6-1 9-3 2-1 5-4 6-6 2-3 3-6 3-9-1-24-1-48-1-72h1c0-3-1-6-3-9-1-3-4-5-6-7-3-1-6-2-9-2-738 0-1476 0-2214 0z">
            <text:p/>
          </draw:path>
          <draw:path draw:style-name="gr1" draw:text-style-name="P1" draw:layer="layout" svg:width="1.749cm" svg:height="0.107cm" draw:transform="rotate (1.5707963267949) translate (3.94242857142857cm 1.9cm)" svg:viewBox="0 0 1750 108" svg:d="M14 0c-3 0-5 1-7 2-2 2-4 4-5 7s-2 6-2 9c0 24 0 48 0 72 0 3 1 6 2 9 1 2 3 5 5 6 2 2 4 3 7 3 574 0 1148 0 1722 0 2 0 5-1 7-3 2-1 4-4 5-6 1-3 2-6 2-9 0-24-1-48-1-72h1c0-3-1-6-2-9s-3-5-5-7c-2-1-5-2-7-2-574 0-1148 0-1722 0z">
            <text:p/>
          </draw:path>
        </draw:g>
        <draw:g>
          <draw:path draw:style-name="gr1" draw:text-style-name="P1" draw:layer="layout" svg:width="2.249cm" svg:height="0.107cm" svg:x="1.8cm" svg:y="2.448cm" svg:viewBox="0 0 2250 108" svg:d="M18 0c-3 0-6 1-9 2-3 2-5 4-7 7-1 3-2 6-2 9 0 24 0 48 0 72 0 3 1 6 2 9 2 2 4 5 7 6 3 2 6 3 9 3 738 0 1476 0 2214 0 3 0 6-1 9-3 2-1 5-4 6-6 2-3 3-6 3-9-1-24-1-48-1-72h1c0-3-1-6-3-9-1-3-4-5-6-7-3-1-6-2-9-2-738 0-1476 0-2214 0z">
            <text:p/>
          </draw:path>
          <draw:path draw:style-name="gr1" draw:text-style-name="P1" draw:layer="layout" svg:width="2.249cm" svg:height="0.107cm" svg:x="1.8cm" svg:y="4.092cm" svg:viewBox="0 0 2250 108" svg:d="M18 0c-3 0-6 1-9 2-3 2-5 4-7 7-1 3-2 6-2 9 0 24 0 48 0 72 0 3 1 6 2 9 2 2 4 5 7 6 3 2 6 3 9 3 738 0 1476 0 2214 0 3 0 6-1 9-3 2-1 5-4 6-6 2-3 3-6 3-9-1-24-1-48-1-72h1c0-3-1-6-3-9-1-3-4-5-6-7-3-1-6-2-9-2-738 0-1476 0-2214 0z">
            <text:p/>
          </draw:path>
          <draw:path draw:style-name="gr1" draw:text-style-name="P1" draw:layer="layout" svg:width="1.749cm" svg:height="0.107cm" draw:transform="rotate (1.5707963267949) translate (3.94242857142857cm 4.2cm)" svg:viewBox="0 0 1750 108" svg:d="M14 0c-3 0-5 1-7 2-2 2-4 4-5 7s-2 6-2 9c0 24 0 48 0 72 0 3 1 6 2 9 1 2 3 5 5 6 2 2 4 3 7 3 574 0 1148 0 1722 0 2 0 5-1 7-3 2-1 4-4 5-6 1-3 2-6 2-9 0-24-1-48-1-72h1c0-3-1-6-2-9s-3-5-5-7c-2-1-5-2-7-2-574 0-1148 0-1722 0z">
            <text:p/>
          </draw:path>
        </draw:g>
        <dr3d:scene draw:style-name="gr2" svg:width="0.25cm" svg:height="0.25cm" svg:x="2.868cm" svg:y="0.2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" draw:layer="layout"/>
        </dr3d:scene>
        <dr3d:scene draw:style-name="gr2" svg:width="0.25cm" svg:height="0.25cm" svg:x="2.05cm" svg:y="0.8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" draw:layer="layout"/>
        </dr3d:scene>
        <draw:custom-shape draw:style-name="gr4" draw:text-style-name="P2" draw:layer="layout" svg:width="0.429cm" svg:height="0.25cm" draw:transform="rotate (0.645771823237902) translate (2.129cm 3.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0.429cm" svg:height="0.25cm" draw:transform="rotate (-2.49582083035189) translate (2.998cm 3.2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3d:scene draw:style-name="gr2" svg:width="0.25cm" svg:height="0.25cm" svg:x="2.05cm" svg:y="3.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" draw:layer="layout"/>
        </dr3d:scene>
        <dr3d:scene draw:style-name="gr2" svg:width="0.25cm" svg:height="0.25cm" svg:x="2.868cm" svg:y="2.9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" draw:layer="layout"/>
        </dr3d:scene>
        <draw:line draw:style-name="gr5" draw:text-style-name="P3" draw:layer="layout" svg:x1="3.018cm" svg:y1="0.374cm" svg:x2="3.942cm" svg:y2="0.717cm">
          <text:p/>
        </draw:line>
        <draw:line draw:style-name="gr6" draw:text-style-name="P3" draw:layer="layout" svg:x1="2.982cm" svg:y1="1.149cm" svg:x2="3.942cm" svg:y2="0.717cm">
          <text:p/>
        </draw:line>
        <draw:line draw:style-name="gr7" draw:text-style-name="P3" draw:layer="layout" svg:x1="3.025cm" svg:y1="3.06cm" svg:x2="3.709cm" svg:y2="3.379cm">
          <text:p/>
        </draw:line>
        <draw:custom-shape draw:style-name="gr8" draw:text-style-name="P5" draw:layer="layout" svg:width="3cm" svg:height="0.75cm" svg:x="0cm" svg:y="2cm">
          <text:p text:style-name="P4"><text:span text:style-name="T1">分子間力</text:span><text:span text:style-name="T2">で</text:span></text:p>
          <text:p text:style-name="P4"><text:span text:style-name="T2">引っ張られて…</text:span></text:p>
          <draw:enhanced-geometry svg:viewBox="0 0 21600 21600" draw:text-areas="800 800 20800 20800" draw:mirror-horizontal="false" draw:mirror-vertical="false" draw:type="round-rectangular-callout" draw:modifiers="17022.3258913695 33162.18375499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draw:layer="layout" svg:width="3.149cm" svg:height="0.356cm" svg:x="2.75cm" svg:y="4.114cm">
          <text:p text:style-name="P4"><text:span text:style-name="T1">圧力が弱く</text:span><text:span text:style-name="T2">なる</text:span></text:p>
          <draw:enhanced-geometry svg:viewBox="0 0 21600 21600" draw:mirror-horizontal="false" draw:mirror-vertical="false" draw:text-areas="800 800 20800 20800" draw:type="round-rectangular-callout" draw:modifiers="6864 -9196.638655462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8" draw:layer="layout" svg:width="2.9cm" svg:height="0.75cm" svg:x="3.1cm" svg:y="2.25cm">
          <text:p text:style-name="P7"><text:span text:style-name="T2">分子の速度が</text:span><text:span text:style-name="T1">遅く</text:span><text:span text:style-name="T2">なって…</text:span></text:p>
          <draw:enhanced-geometry svg:viewBox="0 0 21600 21600" draw:text-areas="800 800 20800 20800" draw:type="round-rectangular-callout" draw:modifiers="3104.86039296794 25195.206391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draw:layer="layout" svg:width="1.346cm" svg:height="0.664cm" svg:x="2.576cm" svg:y="1.093cm">
          <text:p text:style-name="P9"><text:span text:style-name="T3">圧力</text:span><text:span text:style-name="T3">!!!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0.918cm" svg:height="0.664cm" svg:x="3cm" svg:y="3.257cm">
          <text:p text:style-name="P9"><text:span text:style-name="T3">圧力</text:span><text:span text:style-name="T3">!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2" draw:layer="layout" svg:width="2cm" svg:height="1.097cm" svg:x="4.1cm" svg:y="0.365cm">
          <draw:text-box>
            <text:p text:style-name="P2"><text:span text:style-name="T4">理　想</text:span></text:p>
          </draw:text-box>
        </draw:frame>
        <draw:frame draw:style-name="gr13" draw:text-style-name="P12" draw:layer="layout" svg:width="2cm" svg:height="1.097cm" svg:x="4.1cm" svg:y="2.865cm">
          <draw:text-box>
            <text:p text:style-name="P2"><text:span text:style-name="T4">現　実</text:span></text:p>
          </draw:text-box>
        </draw:frame>
        <draw:frame draw:style-name="gr14" draw:text-style-name="P14" draw:layer="layout" svg:width="2cm" svg:height="0.569cm" draw:transform="rotate (0.174532925199433) translate (1.603cm 3.234cm)">
          <draw:text-box>
            <text:p text:style-name="P13"><text:span text:style-name="T5">分子間力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たぬき油性マジック" svg:font-family="たぬき油性マジック" style:font-pitch="variable"/>
    <style:font-face style:name="ふい字" svg:font-family="ふい字" style:font-pitch="variable"/>
    <style:font-face style:name="ゆな字" svg:font-family="ゆな字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13" svg:d="M0 13l10-13 10 13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9-24T03:36:28.859508899</dc:date>
    <meta:editing-duration>PT9H6M34S</meta:editing-duration>
    <meta:editing-cycles>327</meta:editing-cycles>
    <meta:generator>LibreOffice/7.3.6.2$Linux_X86_64 LibreOffice_project/30$Build-2</meta:generator>
    <meta:document-statistic meta:object-count="29"/>
  </office:meta>
</office:document-meta>
</file>